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ans Mono CJK JP1" svg:font-family="'Noto Sans Mono CJK JP'" style:font-family-generic="swiss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pt" fo:font-weight="bold" style:font-name-asian="Noto Sans CJK JP" style:font-size-asian="18pt" style:font-weight-asian="bold" style:font-name-complex="TakaoPGothic1" style:font-size-complex="18pt" style:font-weight-complex="bold"/>
    </style:style>
    <style:style style:name="P2" style:family="paragraph" style:parent-style-name="Heading_20_1">
      <style:text-properties officeooo:paragraph-rsid="0008f1f3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text-properties fo:font-size="8pt" officeooo:paragraph-rsid="000b37e2" style:font-size-asian="8pt" style:font-size-complex="8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a2feb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rsid="000b37e2" officeooo:paragraph-rsid="000b37e2"/>
    </style:style>
    <style:style style:name="T1" style:family="text">
      <style:text-properties style:font-name="Liberation Sans" fo:font-size="18pt" fo:font-weight="bold" style:font-name-asian="Noto Sans CJK JP" style:font-size-asian="18pt" style:font-weight-asian="bold" style:font-name-complex="TakaoPGothic1" style:font-size-complex="18pt" style:font-weight-complex="bold"/>
    </style:style>
    <style:style style:name="T2" style:family="text">
      <style:text-properties style:font-name="Liberation Sans" fo:font-size="18pt" fo:font-weight="bold" officeooo:rsid="0001c9a3" style:font-name-asian="Noto Sans CJK JP" style:font-size-asian="18pt" style:font-weight-asian="bold" style:font-name-complex="TakaoPGothic1" style:font-size-complex="18pt" style:font-weight-complex="bold"/>
    </style:style>
    <style:style style:name="T3" style:family="text">
      <style:text-properties style:font-name="Liberation Sans" fo:font-size="16pt" fo:font-weight="bold" style:font-name-asian="Noto Sans CJK JP" style:font-size-asian="16pt" style:font-weight-asian="bold" style:font-name-complex="TakaoPGothic1" style:font-size-complex="16pt" style:font-weight-complex="bold"/>
    </style:style>
    <style:style style:name="T4" style:family="text">
      <style:text-properties officeooo:rsid="000a2feb"/>
    </style:style>
    <style:style style:name="T5" style:family="text">
      <style:text-properties style:font-name="Liberation Serif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8pt" style:font-size-asian="8pt" style:font-size-complex="8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レンダリング</text:p>
      <text:h text:style-name="P1" text:outline-level="1">医科告示の章立て</text:h>
      <text:h text:style-name="P2" text:outline-level="1"><draw:frame draw:style-name="fr1" draw:name="オブジェクト1" text:anchor-type="char" svg:x="0.79cm" svg:y="-0.002cm" svg:width="7.066cm" svg:height="6.611cm" draw:z-index="0"><draw:object xlink:href="./Object 1" xlink:type="simple" xlink:show="embed" xlink:actuate="onLoad"/><draw:image xlink:href="./ObjectReplacements/Object 1" xlink:type="simple" xlink:show="embed" xlink:actuate="onLoad"/><svg:desc>OLEオブジェクト</svg:desc></draw:frame><text:span text:style-name="T1">HTMLレンダラー </text:span><text:span text:style-name="T2">(saka1029.shinryo.renderer.本文.java)</text:span></text:h>
      <text:h text:style-name="Heading_20_2" text:outline-level="2"><text:span text:style-name="T3">クラス図</text:span></text:h>
      <text:p text:style-name="Text_20_body"><draw:frame draw:style-name="fr1" draw:name="オブジェクト2" text:anchor-type="char" svg:x="-0.026cm" svg:y="-0.145cm" svg:width="7.398cm" svg:height="6.957cm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soft-page-break/>コールグラフ</text:h>
      <text:p text:style-name="Text_20_body"><draw:frame draw:style-name="fr1" draw:name="オブジェクト3" text:anchor-type="char" svg:x="-0.845cm" svg:y="0.058cm" svg:width="10.659cm" svg:height="5.747cm" draw:z-index="1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ファイル分割の原則</text:h>
      <text:list text:style-name="L1">
        <text:list-item>
          <text:p text:style-name="P6">「区分番号」およびその下位ノードは単一のHTMLファイルとする。</text:p>
        </text:list-item>
        <text:list-item>
          <text:p text:style-name="P5">「章」、「部」、「節」、「款」「通則」ノードはHTMLファイルとする。<text:line-break/>ただし、その下位ノードは別ファイルとなる場合がある。</text:p>
        </text:list-item>
      </text:list>
      <text:p text:style-name="Text_20_body"/>
      <text:h text:style-name="Heading_20_2" text:outline-level="2">HTMLファイル名</text:h>
      <text:list text:style-name="L2">
        <text:list-item>
          <text:p text:style-name="P7">「区分番号」およびその下位ノードのファイル名は「<text:span text:style-name="T4">node.id +”.html”」とする。</text:span></text:p>
        </text:list-item>
        <text:list-item>
          <text:p text:style-name="P7">それ以外のファイル名はその中にレンダリングする最上位ノードの「<text:span text:style-name="T4">node.path + “.html”」とする。</text:span></text:p>
        </text:list-item>
      </text:list>
      <text:h text:style-name="Heading_20_2" text:outline-level="2">ノードごとのHTMLファイル名を求める例</text:h>
      <text:p text:style-name="P8">このサンプルはshinryoプロジェクトの</text:p>
      <text:p text:style-name="P8">「<text:span text:style-name="T7">src/test/java/saka1029/shinryo/kuromoji/TestInvertedIndex.java</text:span>」にある。</text:p>
      <text:p text:style-name="P8"/>
      <text:p text:style-name="P4"><text:s text:c="4"/>static final Set&lt;String&gt; MAIN_NODES = Set.of("章", "部", "節", "款", "通則");</text:p>
      <text:p text:style-name="P4"/>
      <text:p text:style-name="P4"><text:s text:c="4"/>static void index(Node node, String url, Consumer&lt;String&gt; out) throws IOException {</text:p>
      <text:p text:style-name="P3"><text:s text:c="8"/>if (!node.isRoot()) {</text:p>
      <text:p text:style-name="P3"><text:s text:c="12"/>Token t = node.token;</text:p>
      <text:p text:style-name="P3"><text:s text:c="12"/>if (t.type.name.equals("区分番号"))</text:p>
      <text:p text:style-name="P3"><text:s text:c="16"/>url = node.id + ".html";</text:p>
      <text:p text:style-name="P3"><text:s text:c="12"/>else if (MAIN_NODES.contains(t.type.name))</text:p>
      <text:p text:style-name="P3"><text:s text:c="16"/>url = node.path + ".html";</text:p>
      <text:p text:style-name="P3"><text:s text:c="12"/>// else 親のURLを継承</text:p>
      <text:p text:style-name="P4"><text:s text:c="12"/>out.accept("%s:%s %s".formatted(</text:p>
      <text:p text:style-name="P4"><text:s text:c="16"/>url, t.number,</text:p>
      <text:p text:style-name="P4"><text:s text:c="16"/>t.header + t.body.stream().collect(Collectors.joining())));</text:p>
      <text:p text:style-name="P3"><text:s text:c="8"/>}</text:p>
      <text:p text:style-name="P3"><text:soft-page-break/><text:s text:c="8"/>for (Node child : node.children)</text:p>
      <text:p text:style-name="P3"><text:s text:c="12"/>index(child, url, out);</text:p>
      <text:p text:style-name="P3"><text:s text:c="4"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ans Mono CJK JP1" svg:font-family="'Noto Sans Mono CJK JP'" style:font-family-generic="swiss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12:15.777033866</meta:creation-date>
    <dc:date>2026-01-24T10:42:04.385475388</dc:date>
    <meta:editing-duration>PT36M37S</meta:editing-duration>
    <meta:editing-cycles>6</meta:editing-cycles>
    <meta:generator>LibreOffice/24.2.7.2$Linux_X86_64 LibreOffice_project/420$Build-2</meta:generator>
    <meta:document-statistic meta:table-count="0" meta:image-count="0" meta:object-count="3" meta:page-count="3" meta:paragraph-count="30" meta:word-count="334" meta:character-count="1067" meta:non-whitespace-character-count="843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2.71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</style:style>
    <style:style style:name="gr3" style:family="graphic" style:parent-style-name="objectwithoutfill">
      <style:graphic-properties draw:marker-end="線の終点_20_3" draw:marker-end-width="0.3cm" draw:fill="none" draw:textarea-vertical-align="middle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</style:style>
    <style:style style:name="gr5" style:family="graphic" style:parent-style-name="objectwithoutfill">
      <style:graphic-properties draw:marker-end="線の終点_20_5" draw:marker-end-width="0.3cm" draw:fill="none" draw:textarea-vertical-align="middle"/>
    </style:style>
    <style:style style:name="gr6" style:family="graphic" style:parent-style-name="objectwithoutfill">
      <style:graphic-properties draw:marker-end="線の終点_20_6" draw:marker-end-width="0.3cm" draw:fill="none" draw:textarea-vertical-align="middle"/>
    </style:style>
    <style:style style:name="gr7" style:family="graphic" style:parent-style-name="objectwithoutfill">
      <style:graphic-properties draw:marker-end="線の終点_20_7" draw:marker-end-width="0.3cm" draw:fill="none" draw:textarea-vertical-align="middle"/>
    </style:style>
    <style:style style:name="gr8" style:family="graphic" style:parent-style-name="objectwithoutfill">
      <style:graphic-properties draw:marker-end="線の終点_20_8" draw:marker-end-width="0.3cm" draw:fill="none" draw:textarea-vertical-align="middle"/>
    </style:style>
    <style:style style:name="gr9" style:family="graphic" style:parent-style-name="objectwithoutfill">
      <style:graphic-properties draw:marker-end="線の終点_20_9" draw:marker-end-width="0.3cm" draw:fill="none" draw:textarea-vertical-align="middle"/>
    </style:style>
    <style:style style:name="gr10" style:family="graphic" style:parent-style-name="objectwithoutfill">
      <style:graphic-properties draw:marker-end="線の終点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25cm" svg:height="1cm" svg:x="3.5cm" svg:y="1.25cm">
          <text:p text:style-name="P1">章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25cm" svg:height="1cm" svg:x="3.5cm" svg:y="10cm">
          <text:p text:style-name="P1">区分分類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5cm" svg:height="1cm" svg:x="3.5cm" svg:y="11.75cm">
          <text:p text:style-name="P1">区分番号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125cm" svg:y1="11cm" svg:x2="5.125cm" svg:y2="11.75cm" draw:start-shape="id1" draw:start-glue-point="2" draw:end-shape="id2" draw:end-glue-point="0" svg:d="M5125 11000v750" svg:viewBox="0 0 1 751">
          <text:p/>
        </draw:connector>
        <draw:custom-shape draw:style-name="gr1" draw:text-style-name="P2" xml:id="id7" draw:id="id7" draw:layer="layout" svg:width="3.25cm" svg:height="1cm" svg:x="3.5cm" svg:y="8.25cm">
          <text:p text:style-name="P1">区分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cm" svg:height="1cm" svg:x="3.5cm" svg:y="6.5cm">
          <text:p text:style-name="P3"><text:span text:style-name="T1">款</text:span>[通則]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25cm" svg:height="1cm" svg:x="3.5cm" svg:y="4.75cm">
          <text:p text:style-name="P3"><text:span text:style-name="T1">節</text:span>[通則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25cm" svg:height="1cm" svg:x="3.5cm" svg:y="3cm">
          <text:p text:style-name="P1">部[通則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125cm" svg:y1="2.25cm" svg:x2="5.125cm" svg:y2="3cm" draw:start-shape="id3" draw:start-glue-point="2" draw:end-shape="id4" draw:end-glue-point="0" svg:d="M5125 2250v750" svg:viewBox="0 0 1 751">
          <text:p/>
        </draw:connector>
        <draw:connector draw:style-name="gr3" draw:text-style-name="P2" draw:layer="layout" svg:x1="5.125cm" svg:y1="4cm" svg:x2="5.125cm" svg:y2="4.75cm" draw:start-shape="id4" draw:start-glue-point="2" draw:end-shape="id5" draw:end-glue-point="0" svg:d="M5125 4000v750" svg:viewBox="0 0 1 751">
          <text:p/>
        </draw:connector>
        <draw:connector draw:style-name="gr4" draw:text-style-name="P2" draw:layer="layout" svg:x1="5.125cm" svg:y1="5.75cm" svg:x2="5.125cm" svg:y2="6.5cm" draw:start-shape="id5" draw:start-glue-point="2" draw:end-shape="id6" draw:end-glue-point="0" svg:d="M5125 5750v750" svg:viewBox="0 0 1 751">
          <text:p/>
        </draw:connector>
        <draw:connector draw:style-name="gr5" draw:text-style-name="P2" draw:layer="layout" svg:x1="5.125cm" svg:y1="7.5cm" svg:x2="5.125cm" svg:y2="8.25cm" draw:start-shape="id6" draw:start-glue-point="2" draw:end-shape="id7" svg:d="M5125 7500v750" svg:viewBox="0 0 1 751">
          <text:p/>
        </draw:connector>
        <draw:connector draw:style-name="gr6" draw:text-style-name="P2" draw:layer="layout" svg:x1="5.125cm" svg:y1="9.25cm" svg:x2="5.125cm" svg:y2="10cm" draw:start-shape="id7" draw:start-glue-point="2" draw:end-shape="id1" draw:end-glue-point="0" svg:d="M5125 9250v750" svg:viewBox="0 0 1 751">
          <text:p/>
        </draw:connector>
        <draw:connector draw:style-name="gr7" draw:text-style-name="P2" draw:layer="layout" svg:x1="3.5cm" svg:y1="5.25cm" svg:x2="3.5cm" svg:y2="8.75cm" draw:start-shape="id5" draw:start-glue-point="3" draw:end-shape="id7" svg:d="M3500 5250h-518v3500h518" svg:viewBox="0 0 519 3501">
          <text:p/>
        </draw:connector>
        <draw:connector draw:style-name="gr8" draw:text-style-name="P2" draw:layer="layout" draw:line-skew="-0.732cm" svg:x1="3.5cm" svg:y1="3.5cm" svg:x2="3.5cm" svg:y2="8.75cm" draw:start-shape="id4" draw:start-glue-point="3" draw:end-shape="id7" draw:end-glue-point="3" svg:d="M3500 3500h-1250v5250h1250" svg:viewBox="0 0 1251 5251">
          <text:p/>
        </draw:connector>
        <draw:connector draw:style-name="gr9" draw:text-style-name="P2" draw:layer="layout" draw:line-skew="0.732cm" svg:x1="6.75cm" svg:y1="5.25cm" svg:x2="6.75cm" svg:y2="12.25cm" draw:start-shape="id5" draw:start-glue-point="1" draw:end-shape="id2" draw:end-glue-point="1" svg:d="M6750 5250h1250v7000h-1250" svg:viewBox="0 0 1251 7001">
          <text:p/>
        </draw:connector>
        <draw:connector draw:style-name="gr10" draw:text-style-name="P2" draw:layer="layout" svg:x1="6.75cm" svg:y1="8.75cm" svg:x2="6.75cm" svg:y2="12.25cm" draw:start-shape="id7" draw:start-glue-point="1" draw:end-shape="id2" draw:end-glue-point="1" svg:d="M6750 8750h518v3500h-518" svg:viewBox="0 0 519 3501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9.5cm"/>
      <style:paragraph-properties style:writing-mode="lr-tb"/>
    </style:style>
    <style:style style:name="gr5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5cm" svg:height="1cm" svg:x="5.75cm" svg:y="2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5cm" svg:height="3cm" svg:x="5.75cm" svg:y="3cm">
          <text:p text:style-name="P3">outDir: String</text:p>
          <text:p text:style-name="P3">点数表: String</text:p>
          <text:p text:style-name="P3">mainTitle: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10cm" svg:height="1cm" svg:x="3.5cm" svg:y="7.5cm">
          <text:p text:style-name="P1">本文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3cm" svg:x="3.5cm" svg:y="8.5cm">
          <text:p text:style-name="P3">kubunMap: Map</text:p>
          <text:p text:style-name="P3">linker: Function&lt;String, String&gt;</text:p>
          <text:p text:style-name="P3">isSingle: boolean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5cm" svg:y1="7.5cm" svg:x2="8.5cm" svg:y2="6cm" draw:start-shape="id1" draw:start-glue-point="0" draw:end-shape="id2" draw:end-glue-point="2" svg:d="M8500 7500v-1500" svg:viewBox="0 0 1 1501">
          <text:p/>
        </draw:connector>
        <draw:custom-shape draw:style-name="gr4" draw:text-style-name="P4" draw:layer="layout" svg:width="10cm" svg:height="3cm" svg:x="3.5cm" svg:y="11.5cm">
          <text:p text:style-name="P3">file()</text:p>
          <text:p text:style-name="P3">node()</text:p>
          <text:p text:style-name="P3">link()</text:p>
          <text:p text:style-name="P3">text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1.588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middle"/>
    </style:style>
    <style:style style:name="gr3" style:family="graphic" style:parent-style-name="objectwithoutfill">
      <style:graphic-properties draw:marker-end="線の終点_20_5" draw:marker-end-width="0.3cm" draw:fill="none" draw:textarea-vertical-align="middle"/>
    </style:style>
    <style:style style:name="gr4" style:family="graphic" style:parent-style-name="objectwithoutfill">
      <style:graphic-properties draw:marker-end="線の終点_20_6" draw:marker-end-width="0.3cm" draw:fill="none" draw:textarea-vertical-align="middle"/>
    </style:style>
    <style:style style:name="gr5" style:family="graphic" style:parent-style-name="objectwithoutfill">
      <style:graphic-properties draw:marker-end="線の終点_20_7" draw:marker-end-width="0.3cm" draw:fill="none" draw:textarea-vertical-align="middle"/>
    </style:style>
    <style:style style:name="gr6" style:family="graphic" style:parent-style-name="objectwithoutfill">
      <style:graphic-properties draw:marker-end="線の終点_20_8" draw:marker-end-width="0.3cm" draw:fill="none" draw:textarea-vertical-align="middle"/>
    </style:style>
    <style:style style:name="gr7" style:family="graphic" style:parent-style-name="objectwithoutfill">
      <style:graphic-properties draw:marker-end="線の終点_20_9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cm" svg:height="1.5cm" svg:x="5.25cm" svg:y="0.5cm">
          <text:p text:style-name="P1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1.5cm" svg:x="5.25cm" svg:y="3.25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cm" svg:height="1.5cm" svg:x="8.25cm" svg:y="5.75cm">
          <text:p text:style-name="P1"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cm" svg:height="1.5cm" svg:x="2.25cm" svg:y="5.75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6.75cm" svg:y1="2cm" svg:x2="6.75cm" svg:y2="3.25cm" draw:start-shape="id1" draw:start-glue-point="8" draw:end-shape="id2" draw:end-glue-point="4" svg:d="M6750 2000v519 213 518" svg:viewBox="0 0 1 1251">
          <text:p/>
        </draw:connector>
        <draw:connector draw:style-name="gr3" draw:text-style-name="P2" draw:layer="layout" draw:type="curve" svg:x1="5.689cm" svg:y1="4.531cm" svg:x2="5.25cm" svg:y2="6.5cm" draw:start-shape="id2" draw:start-glue-point="7" draw:end-shape="id3" draw:end-glue-point="10" svg:d="M5689 4531c0 1313-146 1969-439 1969" svg:viewBox="0 0 440 1970">
          <text:p/>
        </draw:connector>
        <draw:connector draw:style-name="gr4" draw:text-style-name="P2" draw:layer="layout" draw:type="curve" svg:x1="7.811cm" svg:y1="4.531cm" svg:x2="8.25cm" svg:y2="6.5cm" draw:start-shape="id2" draw:start-glue-point="9" draw:end-shape="id4" draw:end-glue-point="6" svg:d="M7811 4531c0 1313 146 1969 439 1969" svg:viewBox="0 0 440 1970">
          <text:p/>
        </draw:connector>
        <draw:connector draw:style-name="gr5" draw:text-style-name="P2" draw:layer="layout" draw:type="curve" svg:x1="2.689cm" svg:y1="5.969cm" svg:x2="5.25cm" svg:y2="4cm" draw:start-shape="id3" draw:start-glue-point="5" draw:end-shape="id2" draw:end-glue-point="6" svg:d="M2689 5969c0-1313 853-1969 2561-1969" svg:viewBox="0 0 2562 1970">
          <text:p/>
        </draw:connector>
        <draw:connector draw:style-name="gr6" draw:text-style-name="P2" draw:layer="layout" draw:type="curve" svg:x1="10.811cm" svg:y1="5.969cm" svg:x2="8.25cm" svg:y2="4cm" draw:start-shape="id4" draw:start-glue-point="11" draw:end-shape="id2" draw:end-glue-point="10" svg:d="M10811 5969c0-1313-853-1969-2561-1969" svg:viewBox="0 0 2562 1970">
          <text:p/>
        </draw:connector>
        <draw:connector draw:style-name="gr7" draw:text-style-name="P2" draw:layer="layout" draw:type="curve" svg:x1="11.25cm" svg:y1="6.5cm" svg:x2="8.25cm" svg:y2="1.25cm" draw:start-shape="id4" draw:start-glue-point="10" draw:end-shape="id1" draw:end-glue-point="10" svg:d="M11250 6500c778 0 2278-5250-3000-5250" svg:viewBox="0 0 3809 5251">
          <text:p/>
        </draw:connector>
        <draw:custom-shape draw:style-name="gr8" draw:text-style-name="P3" draw:layer="layout" svg:width="1.5cm" svg:height="0.75cm" svg:x="5cm" svg:y="5.25cm">
          <text:p text:style-name="P1"><text:span text:style-name="T1">委譲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1.75cm" svg:y="4.25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9.25cm" svg:y="4.25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10.5cm" svg:y="2.25cm">
          <text:p text:style-name="P1"><text:span text:style-name="T1">リンク先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25cm" svg:x="5.5cm" svg:y="2cm">
          <text:p text:style-name="P1"><text:span text:style-name="T1">下位ノード</text:span></text:p>
          <text:p text:style-name="P1"><text:span text:style-name="T1">レンダリング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cm" svg:height="0.75cm" svg:x="7cm" svg:y="5.25cm">
          <text:p text:style-name="P1"><text:span text:style-name="T1">委譲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